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Trypho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 Biblical lecture/</text:p>
      <text:p text:style-name="P2">14th/</text:p>
      <text:p text:style-name="P2"/>
      <text:p text:style-name="P3">[Page 1]</text:p>
      <text:p text:style-name="P3"><text:tab/>Brethren. <text:s/>To take up the thread of my post-/Biblical lectures, I will call back to your memory/ the imprisonment of Jonathan, through the treachery/ of Tryphon, the Syrian general. <text:s/>Intense as the/ mental suffering of our valiant chief at his abject/ confinement, must have been, it scarcely could/ have exceeded that endured by his brother Simon./ <text:s/>The latter burnt with the wish to make the traitor/ feel how sharp <text:span text:style-name="T2">was yet</text:span><text:span text:style-name="T3"> the Asmonean sword was yet, and/ how severely it could punish iniquity. <text:s/>But he/ was obliged to act with great prudence. <text:s/>He knew that/ unhappily many Jews, fond of the loose </text:span><text:span text:style-name="T2">habits</text:span><text:span text:style-name="T3"> practices of/ the Greeks, sided with the enemy, and that they would/ not scruple to sacrifice the honor of their religion and/ country. <text:s/>Consequently, he undertook forthwith to/ render Jerusalem </text:span><text:span text:style-name="T2">strong</text:span><text:span text:style-name="T3"> secure within and without, and raise/ an army </text:span><text:span text:style-name="T2">brave</text:span><text:span text:style-name="T3"> strong enough to oppose Tryphon. <text:s/>This/ wily Syrian was not long to move on towards the/ capital of Judea, but discovering that he would have/ met with a determined resistance, he had recourse once more/ to deception. <text:s/>He pretended to be </text:span><text:span text:style-name="T2">as</text:span><text:span text:style-name="T3"> very anxious for peace;/ </text:span></text:p>
      <text:p text:style-name="P3"><text:span text:style-name="T3"/></text:p>
      <text:p text:style-name="P3"><text:span text:style-name="T3">[Page 2]</text:span></text:p>
      <text:p text:style-name="P3"><text:span text:style-name="T3">and sent word that if one hundred talents, which,/ he alleged, Jonathan owed him were paid; he would/ release the prisoner and go back. <text:s/>The proposition/ cause Simon anguish of </text:span><text:span text:style-name="T2">soul</text:span><text:span text:style-name="T3"> spirit; the more so, </text:span><text:soft-page-break/><text:span text:style-name="T3">because the/ perfidious Tryphon, insisted on having two sons of Jona-/-than as hostages, to make it sure that their/ father, when at liberty, would not go again to/ war against the Syrians. <text:s/>Simon felt </text:span><text:span text:style-name="T2">convinced</text:span><text:span text:style-name="T3"> that/ a vile trick was intended. <text:s/>He felt convinced that by paying/ the sum asked, he would not save the life of Jonathan,/ but risk also that of his children. <text:s/>The alternative/ was terrible. <text:s/>He either must refuse, and be open to/ the charge of having occasioned his brother's death, or he/ must </text:span><text:span text:style-name="T2">agree</text:span><text:span text:style-name="T3"> comply, regardless of the results which he dreaded. <text:s/>He did what public/ opinion demanded. <text:s/>One hundred talents were </text:span><text:span text:style-name="T2">sent</text:span><text:span text:style-name="T3"> forwarded by/ means of the two sons of Jonathan. <text:s/>But alas! <text:s/>Simon's/ suspicions were too sadly realized. <text:s/>Not alone Tryphon/ did not free Jonathan, after having received the </text:span><text:span text:style-name="T2">ful</text:span><text:span text:style-name="T3"> required amount,/ but he would have stealthily attacked Jerusalem at night, if a/ heavy fall of snow had not providentially hindered/ the movements of his cavalry, and compelled him/ to leave his wicked devices unfulfilled./</text:span></text:p>
      <text:p text:style-name="P3"><text:span text:style-name="T3"/></text:p>
      <text:p text:style-name="P3"><text:span text:style-name="T3">[Page 3]</text:span></text:p>
      <text:p text:style-name="P3"><text:span text:style-name="T3">Angry because of this unexpected check </text:span><text:span text:style-name="T2">to</text:span><text:span text:style-name="T3"> on his plans,/ the traitor upon </text:span><text:span text:style-name="T2">his</text:span><text:span text:style-name="T3"> returning to CaloSyria murdered Jona-/-than and his two sons in cold blood, and ordered that they/ be given an ordinary burial. <text:s/>The news that he whom/ the faithful in Israel regarded as a deliverer, had died like a </text:span><text:span text:style-name="T2">[?]</text:span><text:span text:style-name="T3">/ culprit, grieved the nation to the core. <text:s/></text:span><text:span text:style-name="T2">Israel They</text:span><text:span text:style-name="T3"> Our people had la-/-mented </text:span><text:span text:style-name="T2">E</text:span><text:span text:style-name="T3"> over Eleazar, and Judah and Johanan, </text:span><text:span text:style-name="T2">but</text:span><text:span text:style-name="T3"> still they/ had fallen </text:span><text:span text:style-name="T2">with</text:span><text:span text:style-name="T3"> sword in hand. <text:s/>Jonathan was killed while/ dragging the chains of a slave. <text:s/>But Simon did not/ allow the precious body to continue unhonored among hea-/-then foes. <text:s/>He went in search thereof, and having disin-/-interred[sic!] it, carried the corpse, amdist the tears of a grateful/ people, to Modin, where his parents and their heroic sons/ lay. <text:s/>History has left a description of the/ magnificent tombstones erected by Simon over the remains/ of the Asmonean family. <text:s/>It is recorded that the marble/ was so perfect, and the architecture so unique and superb,/ that for ages those mausoleums were objects of general/ admiration. <text:s/>But the last survivor of Mattathia's/ sons, glorified the name he bore, more highly than by/ rearing splendid monuments for the dead./</text:span></text:p>
      <text:p text:style-name="P3"><text:span text:style-name="T3"/></text:p>
      <text:p text:style-name="P3"><text:span text:style-name="T3">[Page 4]</text:span></text:p>
      <text:p text:style-name="P3"><text:span text:style-name="T3">His victories on the battle field and his statesmanship in the Senate chamber gave the living/ independence. <text:s/>Whilst he exercised power, Judea/ paid no more tributes to Greek, or Egyptian or Syrian/ rulers. <text:s/>In acknowledgment of his services, the re-/-presentatives of the nation, at a grand assembly, pro-/-claimed Simon prince, as well as high priest of Judah,/ and to perpetuate the memorial of this event, a copper plate/ with an inscription signifying the people's will, was/ conspicuously placed in the Temple. <text:s/>So deep and/ universal was the regard paid to the successful Asmonean,/ that all public documents were dated thus: "On such a day of/ the month from such a year of the rule of Simon, the benefactor of the/ Jews and chief of the nation." <text:s/>So Josephus tells us./ <text:s/>It is certain, however, that money was struck in Simon's time/ by his authority, bearing the Phoenician characters then in use/ for coinage, and having different engravings. <text:s/>Some </text:span><text:span text:style-name="T2">had</text:span><text:span text:style-name="T3"> presented on</text:span><text:span text:style-name="T2">e</text:span><text:span text:style-name="T3">/ one side the name of Simon, and on the other "Such a year of/ the deliverance of Zion;" some had "shekel of the sanctuary,"/ or "holy Jerusalem," </text:span><text:span text:style-name="T2">and so forth</text:span><text:span text:style-name="T3"> or similar devices. <text:s/>Of those coins/ a number exists still in European libraries and museums,/ and it is not impossible that American institutions of/ learning may have </text:span><text:span text:style-name="T2">procured</text:span><text:span text:style-name="T3"> also possess them./</text:span></text:p>
      <text:p text:style-name="P3"><text:span text:style-name="T3"/></text:p>
      <text:p text:style-name="P3"><text:span text:style-name="T3">[Page 5]</text:span></text:p>
      <text:p text:style-name="P3"><text:span text:style-name="T3"><text:tab/>For eight years the noble working </text:span><text:span text:style-name="T2">influence</text:span><text:span text:style-name="T3"> of the last child of/ Mattathias was felt throughout the land. <text:s/>He dispersed/ the enemies of Israel, and raised powerful friends; gave/ liberty with law, and watched over the preservation of/ both; inspired his people with self-respect, and drew/ towards them the respect of even their opponents. <text:s/>Never/ was Judea, during the second Temple, freer and </text:span><text:span text:style-name="T2">mightier</text:span><text:span text:style-name="T3"> safer/ than when governed by Simon, and therefore no sadder/ calamity could have befallen it, than to have lost its guide/ and exemplar. <text:s/>If </text:span><text:span text:style-name="T2">the</text:span><text:span text:style-name="T3"> our nation had wept bitterly/ at the unnatural end, which </text:span><text:soft-page-break/><text:span text:style-name="T3">Jonathan had met through/ heathen treachery, it must have become wild with horror,/ when told that Simon was assassinated by a Jew--and that/ a very near relative. <text:s/>He had married his daughter to/ </text:span><text:span text:style-name="T2">a man called</text:span><text:span text:style-name="T3"> one Ptolemy, whom he appointed governor of/ Jericho. <text:s/>Simon usually travelled[sic!] from city to city to ascertain/ by personal inspection its conditions and wants. <text:s/>He visited/ Jericho, in company with his wife and two of his sons, and/ received a welcome, apparently as hearty as it was royal./ <text:s/>Ptolemy invited his father and mother in law and their children/ to the gorgeous castle he had built. <text:s/>A sumptuous feast was/ made ostensibly to do them honor, but while all was pleasure/</text:span></text:p>
      <text:p text:style-name="P3"><text:span text:style-name="T3"/></text:p>
      <text:p text:style-name="P3"><text:span text:style-name="T3">[Page 6]</text:span></text:p>
      <text:p text:style-name="P3"><text:span text:style-name="T3">and mirth, Simon was murdered and his wife and sons were/ dragged into a dungeon. <text:s/>Thirst for power had goaded/ on Ptolemy to the commission of that shocking crime,/ and as he was immensely rich, he believed that foreigners/ could be bribed to assist him in carrying out his ambitious/ schemes. <text:s/>Once that Simon was dead, he </text:span><text:span text:style-name="T2">could</text:span><text:span text:style-name="T3"> would make him-/-self absolute king of Judea. <text:s/>But there lived yet a son/ of the murdered Asmonean, </text:span><text:span text:style-name="T2">who would</text:span><text:span text:style-name="T3"> fully able to avenge his father, and/ overthrow the plans of the murderer. <text:s/>Ptolemy knew that,/ and therefore dispatched </text:span><text:span text:style-name="T2">hired men mercenaries</text:span><text:span text:style-name="T3"> hired miscreants to slay John Hyrcanus./ <text:s/>But the latter was quick in entering Jerusalem, announ-/-cing the awful tragedy, and calling on the people to rise and/ repel his treacherous relation. <text:s/>The Jewish inhabitants/ </text:span><text:span text:style-name="T2">at</text:span><text:span text:style-name="T3"> in the capital </text:span><text:span text:style-name="T2">rose at</text:span><text:span text:style-name="T3"> responded vigorously to the summons. <text:s/>Ptolemy and/ his troops were forced to flee in great haste and take/ refuge in the castle of Jericho. <text:s/>There he was beseiged,/ and he would surely have perished, but for a shield he </text:span><text:span text:style-name="T2">had</text:span><text:span text:style-name="T3"> kept/ in his possession, and which he used with horrid adroitness./ <text:s/>That shield was his mother and brothers in law. <text:s/>Whenever/ John Hyracanus drew near to the castle to storm it, Ptolemy,/ with refined cruelty, would place his prisoners front on the ramparts,/</text:span></text:p>
      <text:p text:style-name="P3"><text:span text:style-name="T3"/></text:p>
      <text:p text:style-name="P3"><text:span text:style-name="T3">[Page 7]</text:span></text:p>
      <text:p text:style-name="P3"><text:span text:style-name="T3">and </text:span><text:span text:style-name="T2">strike</text:span><text:span text:style-name="T3"> beat them fiercely. <text:s/>That sight </text:span><text:span text:style-name="T2">would</text:span><text:span text:style-name="T3">/ so overcame the son and brother, that he was compelled to/ desist. <text:s/>The aged mother made expressive signs, </text:span><text:span text:style-name="T2">and as if</text:span><text:span text:style-name="T3"> entreating that/ he would punish the assassin, even if she was to be thrown/ down from the wall, but filial love always prevailed,/ and the castle continued long </text:span><text:span text:style-name="T2">to be beseiged but not</text:span><text:span text:style-name="T3"> in a state of seige[sic!], without being taken./ <text:s/>Meanwhile, the Sabbatical year, during which it seems that no offensive/ wars </text:span><text:span text:style-name="T2">doom</text:span><text:span text:style-name="T3"> were </text:span><text:span text:style-name="T2">not</text:span><text:span text:style-name="T3"> waged, arrived, and Ptolemy escaped abroad, after/ having </text:span><text:span text:style-name="T2">kill stained</text:span><text:span text:style-name="T3"> imbrued[sic!] his hands in the blood of the wife and/ two sons of Simon./</text:span></text:p>
      <text:p text:style-name="P3"><text:span text:style-name="T3">I have thus briefly narrated what every Jew who prides/ himself on reckoning among his ancestors the children/ of Mattathias the priest, must feel an interest to/ know. <text:s/>From what I have sketched, it will </text:span><text:span text:style-name="T2">be</text:span><text:span text:style-name="T3">/ have been </text:span><text:span text:style-name="T2">noticed</text:span><text:span text:style-name="T3"> observed that all the five were brave, all/ alike self-denying for the sake of their religion. <text:s/>Most/ admirable we should consider the fidelity with which/ they carried out the parting counsel of their aged/ father, acting in accord of sentiments, aiming uni-/formly to secure the independence and elevation of/ Israel. <text:s/>If in reading their history, we natu-/-rally deplore the causes, which denied each of them/</text:span></text:p>
      <text:p text:style-name="P3"><text:span text:style-name="T3"/></text:p>
      <text:p text:style-name="P3"><text:span text:style-name="T3">[Page 8]</text:span></text:p>
      <text:p text:style-name="P3"><text:span text:style-name="T3">a peaceful death on a bed surrounded by loved objects,/ we may nevertheless rejoice that it was no domestic strife/ which brought any of them to an untimely grave. <text:s/>The/ names of those five heros[sic!] have been transmitted to/ their descendants unsullied as honest and virtuous pa-/-triots. <text:s/>Yet, posterity has reason to lament a/ circumstance in the life of Jadah, </text:span><text:span text:style-name="T2">and</text:span><text:span text:style-name="T3"> which was </text:span><text:span text:style-name="T2">copied</text:span><text:span text:style-name="T3"> reproduced/ </text:span><text:span text:style-name="T2">by</text:span><text:span text:style-name="T3"> in that of Jonathan and Simon. <text:s/>Not in condemnation of/ that famous triad of our immortal liberators I say it, but in sorrow/ for the consequences </text:span><text:span text:style-name="T2">of</text:span><text:span text:style-name="T3"> which their entangling al-/-liances </text:span><text:span text:style-name="T2">brought on</text:span><text:span text:style-name="T3"> occasioned. <text:s/>They did not, nor could they then,/ forsee the </text:span><text:span text:style-name="T2">interposition and friendship</text:span><text:span text:style-name="T3"> good </text:span><text:span text:style-name="T2">services</text:span><text:span text:style-name="T3"> offices of Rome, which/ they eagerly sought would be </text:span><text:span text:style-name="T2">fatal</text:span><text:span text:style-name="T3"> prove </text:span><text:span text:style-name="T2">evil in other</text:span><text:span text:style-name="T3"> extreme evils in the end; nevertheless we that/ still suffer from </text:span><text:span text:style-name="T2">it</text:span><text:span text:style-name="T3"> that fatal error, cannot suppress this confession./ <text:s/>Our Maccabean deliverers </text:span><text:soft-page-break/><text:span text:style-name="T3">indirectly sold us to the cruel Power/ </text:span><text:span text:style-name="T2">of</text:span><text:span text:style-name="T3"> on the seven-hilled city. <text:s/>They invited it to mingle with/ the affairs of our nation, and showing our weak points,/ led it to pounce upon us, faster its blows </text:span><text:span text:style-name="T2">up</text:span><text:span text:style-name="T3">on our bodies, tear up the country of our inheritance and/ scatter our people, like chaff throughout the habitable/ glob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6T13:51:41.50</meta:creation-date>
    <meta:document-statistic meta:table-count="0" meta:image-count="0" meta:object-count="0" meta:page-count="5" meta:paragraph-count="80" meta:word-count="1859" meta:character-count="11437"/>
    <dc:date>2012-12-06T15:02:58.18</dc:date>
    <meta:editing-duration>PT5M45S</meta:editing-duration>
    <meta:editing-cycles>1</meta:editing-cycles>
    <meta:generator>OpenOffice.org/3.4.1$Win32 OpenOffice.org_project/341m1$Build-9593</meta:generator>
  </office:meta>
</office:document-meta>
</file>